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Linux watchdog</text:p>
            <text:p>Mark Veltzer</text:p>
            <text:p><text:span text:style-name="T1">mark.veltzer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ogic of watchdo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ystems (software and hardware) are complicated.</text:p>
              </text:list-item>
              <text:list-item>
                <text:p>Big systems are more likely to fail than small systems.</text:p>
              </text:list-item>
              <text:list-item>
                <text:p>Failure will not always cause a system wide restart (which may or may not solve the problem).</text:p>
              </text:list-item>
              <text:list-item>
                <text:p>So lets have small systems watch over large systems and reset them when they fail.</text:p>
              </text:list-item>
              <text:list-item>
                <text:p>This will not always solve the problem but it ma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ypes of failure of programs in user space Linu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gmentation fault, floating point error, bus error, programming bug etc. Cause the program to die.</text:p>
              </text:list-item>
              <text:list-item>
                <text:p>100% CPU utilization. Not always an error but could be.</text:p>
              </text:list-item>
              <text:list-item>
                <text:p>Program continues to run but does not handle any more business.</text:p>
              </text:list-item>
              <text:list-item>
                <text:p>Program slows down in number of transactions per second but does not die.</text:p>
              </text:list-item>
              <text:list-item>
                <text:p>Program gets “stuck” and does not handle any more business.</text:p>
              </text:list-item>
              <text:list-item>
                <text:p>A Watchdog may monitor one or more of the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ypes of watchdo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read in a user space program</text:p>
              </text:list-item>
              <text:list-item>
                <text:p>Parent process</text:p>
              </text:list-item>
              <text:list-item>
                <text:p>External process</text:p>
              </text:list-item>
              <text:list-item>
                <text:p>Kernel only</text:p>
              </text:list-item>
              <text:list-item>
                <text:p>Kernel+user sp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ser space watchdo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idea is a small piece of software watching a larger piece of software.</text:p>
              </text:list-item>
              <text:list-item>
                <text:p><text:span text:style-name="T1">upstart, /etc/inittab, systemd</text:span> all could serve as primitive watchdogs.</text:p>
              </text:list-item>
              <text:list-item>
                <text:p>You could use <text:span text:style-name="T1">cron(1)</text:span> to implement simple watchdog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3" draw:layer="layout" svg:width="25.199cm" svg:height="3.506cm" svg:x="1.4cm" svg:y="0.837cm" presentation:class="title">
          <draw:text-box>
            <text:p text:style-name="P3"><text:span text:style-name="T1">/dev/watchdog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Kernel support for writing watchdog systems.</text:p>
              </text:list-item>
              <text:list-item>
                <text:p>The idea is to reset the entire system in case of errors.</text:p>
              </text:list-item>
              <text:list-item>
                <text:p>This will also enable overcoming kernel bugs.</text:p>
              </text:list-item>
              <text:list-item>
                <text:p>This is especially useful if you wrote your own kernel code and this code is causing the kernel to hang but not reset.</text:p>
              </text:list-item>
              <text:list-item>
                <text:p>But this is also useful to protect yourself against bugs in the standard kernel which may still lurk in the code and cause the system to hang but not reset.</text:p>
              </text:list-item>
              <text:list-item>
                <text:p>It is also useful to overcome software bugs although these may be overcome without resetting the entire system and instead simply restarting the relevant software (pure user space watchdog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watchdog(8)</text:span> manpage</text:p>
              </text:list-item>
              <text:list-item>
                <text:p><text:span text:style-name="T1">$LINUX_SOURCE/Documentation/watchdog/watchdog-api.txt</text:span></text:p>
              </text:list-item>
              <text:list-item>
                <text:p><text:span text:style-name="T1"><text:a xlink:href="https://en.wikipedia.org/wiki/Heartbeat_%28computing%29" xlink:type="simple">https://en.wikipedia.org/wiki/Heartbeat_%28computing%29</text:a></text:span></text:p>
              </text:list-item>
              <text:list-item>
                <text:p><text:span text:style-name="T1"><text:a xlink:href="https://en.wikipedia.org/wiki/Watchdog_timer" xlink:type="simple">https://en.wikipedia.org/wiki/Watchdog_timer</text:a></text:span></text:p>
              </text:list-item>
              <text:list-item>
                <text:p><text:span text:style-name="T1">supervisor </text:span><text:span text:style-name="T2">package</text:span></text:p>
              </text:list-item>
              <text:list-item>
                <text:p><text:span text:style-name="T1">daemontools</text:span><text:span text:style-name="T2"> package</text:span></text:p>
              </text:list-item>
              <text:list-item>
                <text:p><text:span text:style-name="T1">ruby-god</text:span><text:span text:style-name="T2"> package (</text:span><text:span text:style-name="T1"><text:a xlink:href="http://godrb.com/" xlink:type="simple">http://godrb.com/</text:a></text:span><text:span text:style-name="T2">)</text:span></text:p>
              </text:list-item>
              <text:list-item>
                <text:p><text:span text:style-name="T1">monit</text:span><text:span text:style-name="T2"> too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Veltzer</meta:initial-creator>
    <meta:creation-date>2015-08-13T16:14:04.790618888</meta:creation-date>
    <meta:editing-duration>PT1H42S</meta:editing-duration>
    <meta:editing-cycles>9</meta:editing-cycles>
    <dc:date>2015-08-13T17:59:54.985354434</dc:date>
    <dc:creator>Mark Veltzer</dc:creator>
    <meta:generator>LibreOffice/4.4.2.2$Linux_X86_64 LibreOffice_project/40m0$Build-2</meta:generator>
    <meta:document-statistic meta:object-count="48"/>
  </office:meta>
</office:document-meta>
</file>